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officeooo:rsid="002af4d3" officeooo:paragraph-rsid="002b625c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nstrução de unidades para distribuir em locais onde há pessoas que não podem pagar, vai ser feita com os lucros das unidades distribuídas em países ricos.</text:p>
      <text:p text:style-name="P2">As unidades em países ricos vão cobrar aproximadamente 3 euros a dose. Desta forma prevê-se que cada unidade fique paga em aproximadamente em 4 mese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oar aos pobr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09-21T13:37:37.463656921</dc:date>
    <meta:editing-duration>PT3H36M47S</meta:editing-duration>
    <meta:editing-cycles>10</meta:editing-cycles>
    <meta:generator>LibreOffice/5.2.1.2$Linux_X86_64 LibreOffice_project/20m0$Build-2</meta:generator>
    <meta:document-statistic meta:table-count="0" meta:image-count="0" meta:object-count="0" meta:page-count="1" meta:paragraph-count="4" meta:word-count="85" meta:character-count="475" meta:non-whitespace-character-count="394"/>
  </office:meta>
</office:document-meta>
</file>